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D00000007B701C45555E4F9D54.png" manifest:media-type="image/png"/>
  <manifest:file-entry manifest:full-path="Pictures/10000201000002FE00000302258BA716ED33E43E.png" manifest:media-type="image/png"/>
  <manifest:file-entry manifest:full-path="Pictures/10000201000001870000029E543D231AC3065F06.png" manifest:media-type="image/png"/>
  <manifest:file-entry manifest:full-path="Pictures/1000020100000354000000C16D0817A24F2E5C82.png" manifest:media-type="image/png"/>
  <manifest:file-entry manifest:full-path="Pictures/10000201000004030000023B269A3A16A0993345.png" manifest:media-type="image/png"/>
  <manifest:file-entry manifest:full-path="Pictures/10000201000002A9000000B62674AB627E6FD67C.png" manifest:media-type="image/png"/>
  <manifest:file-entry manifest:full-path="Pictures/10000201000009C4000002A5C45F0FDA76E8BA90.png" manifest:media-type="image/png"/>
  <manifest:file-entry manifest:full-path="Pictures/10000201000002C6000000EEB49C9EFCFCBEF4DC.png" manifest:media-type="image/png"/>
  <manifest:file-entry manifest:full-path="Pictures/1000020100000418000000CAAEA1507F99A17B7F.png" manifest:media-type="image/png"/>
  <manifest:file-entry manifest:full-path="Pictures/1000020100000500000004385539865ACA5A25FC.png" manifest:media-type="image/png"/>
  <manifest:file-entry manifest:full-path="Pictures/1000020100000280000002A1920A8AB3DAA0121B.png" manifest:media-type="image/png"/>
  <manifest:file-entry manifest:full-path="Pictures/1000020100000400000001254512CF4FCAFE03A1.png" manifest:media-type="image/png"/>
  <manifest:file-entry manifest:full-path="Pictures/10000201000003240000051451E46B0FCF7DDF81.png" manifest:media-type="image/png"/>
  <manifest:file-entry manifest:full-path="Pictures/1000020100000190000001004211203520EC6F8C.png" manifest:media-type="image/png"/>
  <manifest:file-entry manifest:full-path="Pictures/10000201000001E1000000EEA5DD5C2886104552.png" manifest:media-type="image/png"/>
  <manifest:file-entry manifest:full-path="Pictures/100002010000025400000191AF0D616EE5C17C59.png" manifest:media-type="image/png"/>
  <manifest:file-entry manifest:full-path="Pictures/10000201000003AE0000012866B6ED5B5EF749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="none" draw:fill-color="#ffffff" draw:textarea-horizontal-align="justify" draw:textarea-vertical-align="middle" draw:auto-grow-height="false" fo:min-height="1.786cm" fo:min-width="3.56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svg:stroke-opacity="0%" draw:fill="none" draw:fill-color="#ffffff" draw:textarea-horizontal-align="justify" draw:textarea-vertical-align="middle" draw:auto-grow-height="false" fo:min-height="0.77cm" fo:min-width="2.54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98cm, 0.385cm, 0.228cm, 0.302cm)" draw:image-opacity="100%" style:mirror="none"/>
    </style:style>
    <style:style style:name="gr6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5.619cm" fo:min-width="23.803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.086cm" fo:min-width="16.276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1.164cm" fo:min-width="6.947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9.748cm" fo:min-width="16.27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511cm" fo:min-width="1.15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511cm" fo:min-width="13.736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511cm" fo:min-width="15.4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432cm" fo:min-width="15.47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54cm" fo:min-width="15.47cm" fo:padding-top="0.165cm" fo:padding-bottom="0.165cm" fo:padding-left="0.29cm" fo:padding-right="0.29cm"/>
    </style:style>
    <style:style style:name="gr15" style:family="graphic" style:parent-style-name="standard">
      <style:graphic-properties draw:fill-color="#d4ea6b" draw:textarea-horizontal-align="justify" draw:textarea-vertical-align="top" draw:auto-grow-height="false" fo:min-height="9.656cm" fo:min-width="13.978cm"/>
    </style:style>
    <style:style style:name="gr16" style:family="graphic" style:parent-style-name="standard">
      <style:graphic-properties draw:fill-color="#ffdbb6" draw:textarea-horizontal-align="justify" draw:textarea-vertical-align="top" draw:auto-grow-height="false" fo:min-height="4.88cm" fo:min-width="5.596cm"/>
    </style:style>
    <style:style style:name="gr17" style:family="graphic" style:parent-style-name="standard">
      <style:graphic-properties draw:fill-color="#dee6ef" draw:textarea-horizontal-align="justify" draw:textarea-vertical-align="top" draw:auto-grow-height="false" fo:min-height="8.386cm" fo:min-width="5.342cm"/>
    </style:style>
    <style:style style:name="gr18" style:family="graphic" style:parent-style-name="standard">
      <style:graphic-properties draw:fill-color="#dde8cb" draw:textarea-horizontal-align="justify" draw:textarea-vertical-align="top" draw:auto-grow-height="false" fo:min-height="2.544cm" fo:min-width="5.596cm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20" style:family="graphic" style:parent-style-name="standard">
      <style:graphic-properties draw:fill-color="#b2b2b2" draw:textarea-horizontal-align="justify" draw:textarea-vertical-align="top" draw:auto-grow-height="false" fo:min-height="3.814cm" fo:min-width="4.326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512cm" fo:min-width="3.31cm"/>
    </style:style>
    <style:style style:name="gr22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3" style:family="graphic" style:parent-style-name="standard">
      <style:graphic-properties draw:fill-color="#d4ea6b" draw:textarea-horizontal-align="justify" draw:textarea-vertical-align="top" draw:auto-grow-height="false" fo:min-height="0.766cm" fo:min-width="6.612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2.014cm, 0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8.886cm, 0cm, 1.896cm, 0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9" style:family="graphic" style:parent-style-name="standard">
      <style:graphic-properties svg:stroke-color="#ffffff" svg:stroke-opacity="0%" draw:fill="none" draw:fill-color="#ffffff" draw:textarea-horizontal-align="justify" draw:textarea-vertical-align="middle" draw:auto-grow-height="false" fo:min-height="0.77cm" fo:min-width="9.914cm"/>
    </style:style>
    <style:style style:name="gr30" style:family="graphic" style:parent-style-name="objectwithoutfill">
      <style:graphic-properties draw:stroke="dash" draw:stroke-dash="Line_20_Style_20_9" draw:marker-end="Arrow" draw:fill="solid" draw:textarea-vertical-align="middle"/>
    </style:style>
    <style:style style:name="gr31" style:family="graphic" style:parent-style-name="standard">
      <style:graphic-properties draw:fill-color="#ffe994" draw:textarea-horizontal-align="justify" draw:textarea-vertical-align="top" draw:auto-grow-height="false" fo:min-height="4.322cm" fo:min-width="13.978cm"/>
    </style:style>
    <style:style style:name="gr32" style:family="graphic" style:parent-style-name="standard">
      <style:graphic-properties draw:fill-color="#b2b2b2" draw:textarea-horizontal-align="justify" draw:textarea-vertical-align="top" draw:auto-grow-height="false" fo:min-height="3.052cm" fo:min-width="13.47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1.528cm" fo:min-width="2.04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528cm" fo:min-width="3.31cm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1.528cm" fo:min-width="2.548cm"/>
    </style:style>
    <style:style style:name="gr36" style:family="graphic" style:parent-style-name="standard">
      <style:graphic-properties draw:fill-color="#ffe994" draw:textarea-horizontal-align="justify" draw:textarea-vertical-align="top" draw:auto-grow-height="false" fo:min-height="0.766cm" fo:min-width="4.072cm"/>
    </style:style>
    <style:style style:name="gr37" style:family="graphic" style:parent-style-name="standard">
      <style:graphic-properties draw:textarea-horizontal-align="justify" draw:textarea-vertical-align="top" draw:auto-grow-height="false" fo:min-height="4.322cm" fo:min-width="4.326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528cm" fo:min-width="2.04cm"/>
    </style:style>
    <style:style style:name="gr39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0" style:family="graphic" style:parent-style-name="standard">
      <style:graphic-properties draw:fill-color="#8e86ae" draw:textarea-horizontal-align="justify" draw:textarea-vertical-align="top" draw:auto-grow-height="false" fo:min-height="0.766cm" fo:min-width="5.088cm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1.528cm" fo:min-width="6.104cm"/>
    </style:style>
    <style:style style:name="gr42" style:family="graphic" style:parent-style-name="standard">
      <style:graphic-properties svg:stroke-color="#ffffff" svg:stroke-opacity="0%" draw:fill="none" draw:fill-color="#ffffff" draw:textarea-horizontal-align="justify" draw:textarea-vertical-align="middle" draw:auto-grow-height="false" fo:min-height="0.77cm" fo:min-width="4.326cm"/>
    </style:style>
    <style:style style:name="gr43" style:family="graphic" style:parent-style-name="standard">
      <style:graphic-properties draw:stroke="none" draw:fill="none" fo:min-height="0.3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18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d4ea6b"/>
      <style:paragraph-properties fo:text-align="center"/>
      <style:text-properties fo:color="#000000" fo:font-size="18pt"/>
    </style:style>
    <style:style style:name="P6" style:family="paragraph">
      <loext:graphic-properties draw:fill-color="#ffdbb6"/>
      <style:paragraph-properties fo:text-align="center"/>
      <style:text-properties fo:color="#000000" fo:font-size="18pt"/>
    </style:style>
    <style:style style:name="P7" style:family="paragraph">
      <loext:graphic-properties draw:fill-color="#dee6ef"/>
      <style:paragraph-properties fo:text-align="center"/>
      <style:text-properties fo:color="#000000" fo:font-size="18pt"/>
    </style:style>
    <style:style style:name="P8" style:family="paragraph">
      <loext:graphic-properties draw:fill-color="#dde8cb"/>
      <style:paragraph-properties fo:text-align="center"/>
      <style:text-properties fo:color="#000000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b2b2b2"/>
      <style:paragraph-properties fo:text-align="center"/>
      <style:text-properties fo:font-size="18pt"/>
    </style:style>
    <style:style style:name="P12" style:family="paragraph">
      <loext:graphic-properties draw:fill-color="#dddddd"/>
      <style:paragraph-properties fo:text-align="center"/>
      <style:text-properties fo:color="#666666" fo:font-size="18pt"/>
    </style:style>
    <style:style style:name="P13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14" style:family="paragraph">
      <loext:graphic-properties draw:fill="none" draw:fill-color="#ffffff"/>
      <style:paragraph-properties fo:text-align="center"/>
      <style:text-properties fo:color="#666666" fo:font-size="18pt" fo:font-style="italic" style:font-style-asian="italic" style:font-style-complex="italic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ffe994"/>
      <style:paragraph-properties fo:text-align="center"/>
      <style:text-properties fo:color="#000000" fo:font-size="18pt"/>
    </style:style>
    <style:style style:name="P17" style:family="paragraph">
      <style:paragraph-properties fo:text-align="center"/>
      <style:text-properties fo:color="#000000" fo:font-size="18pt"/>
    </style:style>
    <style:style style:name="P18" style:family="paragraph">
      <loext:graphic-properties draw:fill-color="#b4c7dc"/>
      <style:paragraph-properties fo:text-align="center"/>
      <style:text-properties fo:color="#ffffff" fo:font-size="18pt"/>
    </style:style>
    <style:style style:name="P19" style:family="paragraph">
      <loext:graphic-properties draw:fill-color="#8e86ae"/>
      <style:paragraph-properties fo:text-align="center"/>
      <style:text-properties fo:font-size="18pt"/>
    </style:style>
    <style:style style:name="P20" style:family="paragraph">
      <loext:graphic-properties draw:fill-color="#b4c7dc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color="#000000" fo:font-size="44pt" style:font-size-asian="44pt" style:font-size-complex="4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  <style:text-properties fo:color="#000000" fo:font-size="14pt" style:font-size-asian="32pt" style:font-size-complex="32pt"/>
    </style:style>
    <style:style style:name="P25" style:family="paragraph">
      <loext:graphic-properties draw:fill="none" draw:fill-color="#ffffff"/>
      <style:paragraph-properties fo:text-align="center"/>
      <style:text-properties fo:color="#000000" fo:font-size="18pt" style:font-size-asian="32pt" style:font-size-complex="32pt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color="#000000" fo:font-size="18pt"/>
    </style:style>
    <style:style style:name="T3" style:family="text">
      <style:text-properties fo:font-size="18pt"/>
    </style:style>
    <style:style style:name="T4" style:family="text">
      <style:text-properties fo:color="#666666" fo:font-size="18pt"/>
    </style:style>
    <style:style style:name="T5" style:family="text">
      <style:text-properties fo:color="#666666" fo:font-size="18pt" fo:font-style="italic" style:font-style-asian="italic" style:font-style-complex="italic"/>
    </style:style>
    <style:style style:name="T6" style:family="text">
      <style:text-properties fo:color="#ffffff" fo:font-size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064cm" svg:height="2.036cm" svg:x="10.922cm" svg:y="8.382cm">
          <text:p text:style-name="P1"><text:span text:style-name="T1">Brève introduction à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791cm" svg:height="4.005cm" svg:x="5.529cm" svg:y="9.652cm">
          <draw:image xlink:href="Pictures/10000201000009C4000002A5C45F0FDA76E8B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2" draw:layer="layout" svg:width="3.048cm" svg:height="1.02cm" svg:x="11.938cm" svg:y="9.14cm">
          <text:p text:style-name="P1"><text:span text:style-name="T1">Au commencement, </text:span></text:p>
          <text:p text:style-name="P1"><text:span text:style-name="T1">les composants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3" draw:layer="layout" svg:width="24.383cm" svg:height="17.525cm" svg:x="2.033cm" svg:y="1.779cm">
          <draw:image xlink:href="Pictures/1000020100000500000004385539865ACA5A25F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3" draw:layer="layout" svg:width="24.383cm" svg:height="17.525cm" svg:x="2.033cm" svg:y="1.779cm">
          <draw:image xlink:href="Pictures/1000020100000500000004385539865ACA5A25FC.png" xlink:type="simple" xlink:show="embed" xlink:actuate="onLoad" loext:mime-type="image/png">
            <text:p/>
          </draw:image>
        </draw:frame>
        <draw:custom-shape draw:style-name="gr6" draw:text-style-name="P3" draw:layer="layout" svg:width="24.383cm" svg:height="5.949cm" svg:x="2.033cm" svg:y="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6.856cm" svg:height="1.416cm" svg:x="2.033cm" svg:y="7.7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527cm" svg:height="11.494cm" svg:x="18.889cm" svg:y="7.7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6.857cm" svg:height="10.078cm" svg:x="2.032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3" draw:layer="layout" svg:width="24.383cm" svg:height="17.525cm" svg:x="2.033cm" svg:y="1.779cm">
          <draw:image xlink:href="Pictures/1000020100000500000004385539865ACA5A25FC.png" xlink:type="simple" xlink:show="embed" xlink:actuate="onLoad" loext:mime-type="image/png">
            <text:p/>
          </draw:image>
        </draw:frame>
        <draw:custom-shape draw:style-name="gr6" draw:text-style-name="P3" draw:layer="layout" svg:width="24.383cm" svg:height="5.949cm" svg:x="2.033cm" svg:y="1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6.856cm" svg:height="1.416cm" svg:x="2.033cm" svg:y="7.7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527cm" svg:height="11.494cm" svg:x="18.889cm" svg:y="7.7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6.857cm" svg:height="10.078cm" svg:x="2.032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34cm" svg:height="0.841cm" svg:x="17.154cm" svg:y="10.2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4.316cm" svg:height="0.841cm" svg:x="2.838cm" svg:y="10.2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6.05cm" svg:height="0.841cm" svg:x="2.839cm" svg:y="11.0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1.9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3.4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4.2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4.9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6.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7.2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6.05cm" svg:height="0.762cm" svg:x="2.839cm" svg:y="18.0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6.05cm" svg:height="0.87cm" svg:x="2.839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3" draw:layer="layout" svg:width="18.301cm" svg:height="10.175cm" svg:x="4.56cm" svg:y="5.335cm">
          <draw:image xlink:href="Pictures/10000201000004030000023B269A3A16A099334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6.858cm" svg:x2="11.43cm" svg:y2="8.636cm">
          <text:p/>
        </draw:line>
        <draw:line draw:style-name="gr22" draw:text-style-name="P1" draw:layer="layout" svg:x1="13.97cm" svg:y1="9.806cm" svg:x2="11.43cm" svg:y2="9.806cm">
          <text:p/>
        </draw:lin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3" draw:layer="layout" svg:width="18.017cm" svg:height="4.814cm" svg:x="4.991cm" svg:y="8.089cm">
          <draw:image xlink:href="Pictures/10000201000002A9000000B62674AB627E6FD67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6.858cm" svg:x2="11.43cm" svg:y2="8.636cm">
          <text:p/>
        </draw:line>
        <draw:line draw:style-name="gr22" draw:text-style-name="P1" draw:layer="layout" svg:x1="13.97cm" svg:y1="9.806cm" svg:x2="11.43cm" svg:y2="9.806cm">
          <text:p/>
        </draw:lin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0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0"><text:span text:style-name="T2">.html</text:span></text:p>
          <text:p text:style-name="P10"><text:span text:style-name="T2"/></text:p>
          <text:p text:style-name="P10"><text:span text:style-name="T2"/></text:p>
          <text:p text:style-name="P10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0"><text:span text:style-name="T2">Parent component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custom-shape draw:style-name="gr4" draw:text-style-name="P13" draw:layer="layout" svg:width="3.048cm" svg:height="1.02cm" svg:x="6.35cm" svg:y="2.79cm">
          <text:p text:style-name="P10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0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0"><text:span text:style-name="T2">.ts</text:span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0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0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0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0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0"><text:span text:style-name="T4">styleUr</text:span><text:span text:style-name="T4">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custom-shape draw:style-name="gr18" draw:text-style-name="P8" draw:layer="layout" svg:width="6.096cm" svg:height="2.794cm" svg:x="13.971cm" svg:y="5.334cm">
          <text:p text:style-name="P10"><text:span text:style-name="T2">.scss</text:span></text:p>
          <text:p text:style-name="P10"><text:span text:style-name="T2"/></text:p>
          <text:p text:style-name="P10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3" draw:layer="layout" svg:width="20.32cm" svg:height="4.603cm" svg:x="3.556cm" svg:y="0.5cm">
          <draw:image xlink:href="Pictures/1000020100000354000000C16D0817A24F2E5C82.png" xlink:type="simple" xlink:show="embed" xlink:actuate="onLoad" loext:mime-type="image/png">
            <text:p/>
          </draw:image>
        </draw:frame>
        <draw:frame draw:style-name="gr25" draw:text-style-name="P1" draw:layer="layout" svg:width="10.473cm" svg:height="6.095cm" svg:x="8.528cm" svg:y="6.881cm">
          <draw:image xlink:href="Pictures/10000201000003240000051451E46B0FCF7DDF81.png" xlink:type="simple" xlink:show="embed" xlink:actuate="onLoad" loext:mime-type="image/png">
            <text:p/>
          </draw:image>
        </draw:frame>
        <draw:frame draw:style-name="gr26" draw:text-style-name="P1" draw:layer="layout" svg:width="10.473cm" svg:height="1.777cm" svg:x="8.723cm" svg:y="16.275cm">
          <draw:image xlink:href="Pictures/10000201000003240000051451E46B0FCF7DDF81.png" xlink:type="simple" xlink:show="embed" xlink:actuate="onLoad" loext:mime-type="image/png">
            <text:p/>
          </draw:image>
        </draw:frame>
        <draw:frame draw:style-name="gr27" draw:text-style-name="P1" draw:layer="layout" svg:width="5.08cm" svg:height="3.251cm" svg:x="8.901cm" svg:y="13.052cm">
          <draw:image xlink:href="Pictures/1000020100000190000001004211203520EC6F8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0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0"><text:span text:style-name="T2">.html</text:span></text:p>
          <text:p text:style-name="P10"><text:span text:style-name="T2"/></text:p>
          <text:p text:style-name="P10"><text:span text:style-name="T2"/></text:p>
          <text:p text:style-name="P10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0"><text:span text:style-name="T2">Parent component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custom-shape draw:style-name="gr4" draw:text-style-name="P13" draw:layer="layout" svg:width="3.048cm" svg:height="1.02cm" svg:x="6.35cm" svg:y="2.79cm">
          <text:p text:style-name="P10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0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0"><text:span text:style-name="T2">.ts</text:span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0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0"><text:span text:style-name="T3">@Compon</text:span><text:span text:style-name="T3">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0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0"><text:span text:style-name="T4">templa</text:span><text:span text:style-name="T4">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0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custom-shape draw:style-name="gr18" draw:text-style-name="P8" draw:layer="layout" svg:width="6.096cm" svg:height="2.794cm" svg:x="13.971cm" svg:y="5.334cm">
          <text:p text:style-name="P10"><text:span text:style-name="T2">.scss</text:span></text:p>
          <text:p text:style-name="P10"><text:span text:style-name="T2"/></text:p>
          <text:p text:style-name="P10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custom-shape draw:style-name="gr23" draw:text-style-name="P5" draw:layer="layout" svg:width="7.112cm" svg:height="1.016cm" svg:x="7.874cm" svg:y="1.016cm">
          <text:p text:style-name="P10"><text:span text:style-name="T2">Parent </text:span><text:span text:style-name="T2">compon</text:span><text:span text:style-name="T2">ent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custom-shape draw:style-name="gr4" draw:text-style-name="P13" draw:layer="layout" svg:width="3.048cm" svg:height="1.02cm" svg:x="6.35cm" svg:y="2.79cm">
          <text:p text:style-name="P10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0"><text:span text:style-name="T2">@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3" draw:layer="layout" svg:width="12.725cm" svg:height="6.296cm" svg:x="7.595cm" svg:y="11.23cm">
          <draw:image xlink:href="Pictures/10000201000001E1000000EEA5DD5C2886104552.png" xlink:type="simple" xlink:show="embed" xlink:actuate="onLoad" loext:mime-type="image/png">
            <text:p/>
          </draw:image>
        </draw:frame>
        <draw:frame draw:style-name="gr2" draw:text-style-name="P3" draw:layer="layout" svg:width="18.784cm" svg:height="6.296cm" svg:x="4.584cm" svg:y="2.594cm">
          <draw:image xlink:href="Pictures/10000201000002C6000000EEB49C9EFCFCBEF4D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7" draw:text-style-name="P1" draw:layer="layout" svg:width="15.768cm" svg:height="10.609cm" svg:x="6.076cm" svg:y="0.762cm">
          <draw:image xlink:href="Pictures/100002010000025400000191AF0D616EE5C17C59.png" xlink:type="simple" xlink:show="embed" xlink:actuate="onLoad" loext:mime-type="image/png">
            <text:p/>
          </draw:image>
        </draw:frame>
        <draw:frame draw:style-name="gr27" draw:text-style-name="P1" draw:layer="layout" svg:width="24.923cm" svg:height="7.831cm" svg:x="1.493cm" svg:y="12.446cm">
          <draw:image xlink:href="Pictures/10000201000003AE0000012866B6ED5B5EF7498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8.624cm" svg:height="10.476cm" svg:x="1.482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2" draw:text-style-name="P1" draw:layer="layout" svg:x1="10.922cm" svg:y1="14.224cm" svg:x2="10.922cm" svg:y2="16.94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2" draw:text-style-name="P1" draw:layer="layout" svg:x1="10.922cm" svg:y1="14.224cm" svg:x2="10.922cm" svg:y2="16.94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2.192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94cm" svg:y1="19.812cm" svg:x2="15.494cm" svg:y2="18.72cm">
          <text:p/>
        </draw:lin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3" draw:layer="layout" svg:width="10.344cm" svg:height="17.726cm" svg:x="8.828cm" svg:y="1.633cm">
          <draw:image xlink:href="Pictures/10000201000001870000029E543D231AC3065F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2" draw:text-style-name="P1" draw:layer="layout" svg:x1="10.922cm" svg:y1="14.224cm" svg:x2="10.922cm" svg:y2="16.94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2.192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94cm" svg:y1="19.812cm" svg:x2="15.494cm" svg:y2="18.72cm">
          <text:p/>
        </draw:lin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xml:id="id2" draw:id="id2" draw:layer="layout" svg:width="4.826cm" svg:height="4.572cm" svg:x="0.254cm" svg:y="8.306cm">
          <text:p text:style-name="P1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1" draw:id="id1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0.508cm" svg:y="9.322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2.286cm" svg:y="10.846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2" draw:text-style-name="P1" draw:layer="layout" svg:x1="10.922cm" svg:y1="14.224cm" svg:x2="10.922cm" svg:y2="16.94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line-skew="0.769cm" svg:x1="8.382cm" svg:y1="18.72cm" svg:x2="2.667cm" svg:y2="12.878cm" draw:start-shape="id1" draw:start-glue-point="2" draw:end-shape="id2" draw:end-glue-point="2" svg:d="M8382 18720v1270h-5715v-7112" svg:viewBox="0 0 5716 7113">
          <text:p/>
        </draw:connector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826cm" svg:y1="11.684cm" svg:x2="6.604cm" svg:y2="11.684cm">
          <text:p/>
        </draw:lin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2.192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94cm" svg:y1="19.812cm" svg:x2="15.494cm" svg:y2="18.72cm">
          <text:p/>
        </draw:lin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</text:span><text:span text:style-name="T2">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xml:id="id4" draw:id="id4" draw:layer="layout" svg:width="4.826cm" svg:height="4.572cm" svg:x="0.254cm" svg:y="8.306cm">
          <text:p text:style-name="P1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3" draw:id="id3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7.018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0.508cm" svg:y="9.322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2.286cm" svg:y="10.846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2" draw:text-style-name="P1" draw:layer="layout" svg:x1="10.922cm" svg:y1="14.224cm" svg:x2="10.922cm" svg:y2="16.942cm">
          <text:p/>
        </draw:line>
        <draw:line draw:style-name="gr22" draw:text-style-name="P1" draw:layer="layout" svg:x1="18.542cm" svg:y1="18.72cm" svg:x2="18.542cm" svg:y2="19.81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line-skew="0.769cm" svg:x1="8.382cm" svg:y1="18.72cm" svg:x2="2.667cm" svg:y2="12.878cm" draw:start-shape="id3" draw:start-glue-point="2" draw:end-shape="id4" draw:end-glue-point="2" svg:d="M8382 18720v1270h-5715v-7112" svg:viewBox="0 0 5716 7113">
          <text:p/>
        </draw:connector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826cm" svg:y1="11.684cm" svg:x2="6.604cm" svg:y2="11.684cm">
          <text:p/>
        </draw:lin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2.192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94cm" svg:y1="19.812cm" svg:x2="15.494cm" svg:y2="18.72cm">
          <text:p/>
        </draw:lin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3" draw:layer="layout" svg:width="27.092cm" svg:height="7.751cm" svg:x="0.454cm" svg:y="6.62cm">
          <draw:image xlink:href="Pictures/1000020100000400000001254512CF4FCAFE03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xml:id="id6" draw:id="id6" draw:layer="layout" svg:width="4.826cm" svg:height="4.572cm" svg:x="0.254cm" svg:y="8.306cm">
          <text:p text:style-name="P1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5" draw:id="id5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7.018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0.508cm" svg:y="9.322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2.286cm" svg:y="10.846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2" draw:text-style-name="P1" draw:layer="layout" svg:x1="10.922cm" svg:y1="14.224cm" svg:x2="10.922cm" svg:y2="16.942cm">
          <text:p/>
        </draw:line>
        <draw:line draw:style-name="gr22" draw:text-style-name="P1" draw:layer="layout" svg:x1="18.542cm" svg:y1="18.72cm" svg:x2="18.542cm" svg:y2="19.81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line-skew="0.769cm" svg:x1="8.382cm" svg:y1="18.72cm" svg:x2="2.667cm" svg:y2="12.878cm" draw:start-shape="id5" draw:start-glue-point="2" draw:end-shape="id6" draw:end-glue-point="2" svg:d="M8382 18720v1270h-5715v-7112" svg:viewBox="0 0 5716 7113">
          <text:p/>
        </draw:connector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826cm" svg:y1="11.684cm" svg:x2="6.604cm" svg:y2="11.684cm">
          <text:p/>
        </draw:lin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2.192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94cm" svg:y1="19.812cm" svg:x2="15.494cm" svg:y2="18.72cm">
          <text:p/>
        </draw:lin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</text:span><text:span text:style-name="T2">Ch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xml:id="id8" draw:id="id8" draw:layer="layout" svg:width="4.826cm" svg:height="4.572cm" svg:x="0.254cm" svg:y="8.306cm">
          <text:p text:style-name="P1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7" draw:id="id7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7.018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0.508cm" svg:y="9.322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2.286cm" svg:y="10.846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5.588cm" svg:height="1.016cm" svg:x="21.59cm" svg:y="17.45cm">
          <text:p text:style-name="P1"><text:span text:style-name="T3">Extension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2" draw:text-style-name="P1" draw:layer="layout" svg:x1="10.922cm" svg:y1="14.224cm" svg:x2="10.922cm" svg:y2="16.942cm">
          <text:p/>
        </draw:line>
        <draw:line draw:style-name="gr22" draw:text-style-name="P1" draw:layer="layout" svg:x1="20.066cm" svg:y1="17.958cm" svg:x2="21.59cm" svg:y2="17.958cm">
          <text:p/>
        </draw:line>
        <draw:line draw:style-name="gr22" draw:text-style-name="P1" draw:layer="layout" svg:x1="18.542cm" svg:y1="18.72cm" svg:x2="18.542cm" svg:y2="19.81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line-skew="0.769cm" svg:x1="8.382cm" svg:y1="18.72cm" svg:x2="2.667cm" svg:y2="12.878cm" draw:start-shape="id7" draw:start-glue-point="2" draw:end-shape="id8" draw:end-glue-point="2" svg:d="M8382 18720v1270h-5715v-7112" svg:viewBox="0 0 5716 7113">
          <text:p/>
        </draw:connector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826cm" svg:y1="11.684cm" svg:x2="6.604cm" svg:y2="11.684cm">
          <text:p/>
        </draw:lin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2.192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94cm" svg:y1="19.812cm" svg:x2="15.494cm" svg:y2="18.72cm">
          <text:p/>
        </draw:lin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5" draw:text-style-name="P5" draw:layer="layout" svg:width="14.478cm" svg:height="9.906cm" svg:x="6.35cm" svg:y="4.318cm">
          <text:p text:style-name="P1"><text:span text:style-name="T2">Component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6.604cm" svg:height="1.778cm" svg:x="20.828cm" svg:y="0.762cm">
          <text:p text:style-name="P1"><text:span text:style-name="T3">EventsServic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096cm" svg:height="5.13cm" svg:x="13.97cm" svg:y="8.89cm">
          <text:p text:style-name="P1"><text:span text:style-name="T2">.html</text:span></text:p>
          <text:p text:style-name="P1"><text:span text:style-name="T2"/></text:p>
          <text:p text:style-name="P1"><text:span text:style-name="T2"/></text:p>
          <text:p text:style-name="P1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xml:id="id10" draw:id="id10" draw:layer="layout" svg:width="4.826cm" svg:height="4.572cm" svg:x="0.254cm" svg:y="8.306cm">
          <text:p text:style-name="P1"><text:span text:style-name="T2">Injector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478cm" svg:height="4.572cm" svg:x="6.342cm" svg:y="14.656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112cm" svg:height="1.016cm" svg:x="7.874cm" svg:y="1.016cm">
          <text:p text:style-name="P1"><text:span text:style-name="T2">Parent compon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3.97cm" svg:height="3.302cm" svg:x="6.596cm" svg:y="15.672cm">
          <text:p text:style-name="P1"><text:span text:style-name="T3">@NgModul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54cm" svg:height="1.778cm" svg:x="14.224cm" svg:y="16.942cm">
          <text:p text:style-name="P1"><text:span text:style-name="T4">impor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81cm" svg:height="1.778cm" svg:x="10.16cm" svg:y="16.942cm">
          <text:p text:style-name="P1"><text:span text:style-name="T4">declaration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9" draw:id="id9" draw:layer="layout" svg:width="3.048cm" svg:height="1.778cm" svg:x="6.858cm" svg:y="16.942cm">
          <text:p text:style-name="P1"><text:span text:style-name="T4">provid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.048cm" svg:height="1.778cm" svg:x="17.01cm" svg:y="16.942cm">
          <text:p text:style-name="P1"><text:span text:style-name="T4">export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7.018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0.508cm" svg:y="9.322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2.54cm" svg:height="1.778cm" svg:x="2.286cm" svg:y="10.846cm">
          <text:p text:style-name="P1"><text:span text:style-name="T6">service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5.588cm" svg:height="1.016cm" svg:x="21.59cm" svg:y="17.45cm">
          <text:p text:style-name="P1"><text:span text:style-name="T3">Extension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8.89cm" svg:y1="2.032cm" svg:x2="9.721cm" svg:y2="4.318cm">
          <text:p/>
        </draw:line>
        <draw:line draw:style-name="gr24" draw:text-style-name="P3" draw:layer="layout" svg:x1="12.839cm" svg:y1="4.318cm" svg:x2="13.462cm" svg:y2="2.032cm">
          <text:p/>
        </draw:line>
        <draw:line draw:style-name="gr24" draw:text-style-name="P3" draw:layer="layout" svg:x1="20.828cm" svg:y1="1.27cm" svg:x2="17.345cm" svg:y2="4.318cm">
          <text:p/>
        </draw:line>
        <draw:line draw:style-name="gr24" draw:text-style-name="P3" draw:layer="layout" svg:x1="18.288cm" svg:y1="4.318cm" svg:x2="20.828cm" svg:y2="2.032cm">
          <text:p/>
        </draw:line>
        <draw:line draw:style-name="gr24" draw:text-style-name="P3" draw:layer="layout" svg:x1="25.908cm" svg:y1="2.54cm" svg:x2="25.908cm" svg:y2="17.45cm">
          <text:p/>
        </draw:line>
        <draw:line draw:style-name="gr24" draw:text-style-name="P3" draw:layer="layout" svg:x1="26.67cm" svg:y1="17.45cm" svg:x2="26.67cm" svg:y2="2.54cm">
          <text:p/>
        </draw:line>
        <draw:line draw:style-name="gr22" draw:text-style-name="P1" draw:layer="layout" svg:x1="10.922cm" svg:y1="14.224cm" svg:x2="10.922cm" svg:y2="16.942cm">
          <text:p/>
        </draw:line>
        <draw:line draw:style-name="gr22" draw:text-style-name="P1" draw:layer="layout" svg:x1="20.066cm" svg:y1="17.958cm" svg:x2="21.59cm" svg:y2="17.958cm">
          <text:p/>
        </draw:line>
        <draw:line draw:style-name="gr22" draw:text-style-name="P1" draw:layer="layout" svg:x1="18.542cm" svg:y1="18.72cm" svg:x2="18.542cm" svg:y2="19.812cm">
          <text:p/>
        </draw:line>
        <draw:custom-shape draw:style-name="gr4" draw:text-style-name="P13" draw:layer="layout" svg:width="3.048cm" svg:height="1.02cm" svg:x="6.35cm" svg:y="2.79cm">
          <text:p text:style-name="P1"><text:span text:style-name="T2">@In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2.954cm" svg:y="2.79cm">
          <text:p text:style-name="P1"><text:span text:style-name="T2">@Output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048cm" svg:height="1.02cm" svg:x="16.256cm" svg:y="1.524cm">
          <text:p text:style-name="P1"><text:span text:style-name="T2">@EventInp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826cm" svg:height="1.02cm" svg:x="19.812cm" svg:y="3.044cm">
          <text:p text:style-name="P1"><text:span text:style-name="T2">@EventOutput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line-skew="0.769cm" svg:x1="8.382cm" svg:y1="18.72cm" svg:x2="2.667cm" svg:y2="12.878cm" draw:start-shape="id9" draw:start-glue-point="2" draw:end-shape="id10" draw:end-glue-point="2" svg:d="M8382 18720v1270h-5715v-7112" svg:viewBox="0 0 5716 7113">
          <text:p/>
        </draw:connector>
        <draw:custom-shape draw:style-name="gr17" draw:text-style-name="P7" draw:layer="layout" svg:width="5.842cm" svg:height="8.636cm" svg:x="6.604cm" svg:y="5.334cm">
          <text:p text:style-name="P1"><text:span text:style-name="T2">.t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LOG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1.778cm" svg:x="9.39cm" svg:y="7.29cm">
          <text:p text:style-name="P1"><text:span text:style-name="T3">.scs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26cm" svg:height="4.064cm" svg:x="7.112cm" svg:y="6.35cm">
          <text:p text:style-name="P1"><text:span text:style-name="T3">@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7.366cm">
          <text:p text:style-name="P1"><text:span text:style-name="T4">sel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9.398cm">
          <text:p text:style-name="P1"><text:span text:style-name="T4">template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81cm" svg:height="0.762cm" svg:x="7.62cm" svg:y="8.382cm">
          <text:p text:style-name="P1"><text:span text:style-name="T4">styleUrl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826cm" svg:y1="11.684cm" svg:x2="6.604cm" svg:y2="11.684cm">
          <text:p/>
        </draw:line>
        <draw:line draw:style-name="gr22" draw:text-style-name="P1" draw:layer="layout" svg:x1="13.97cm" svg:y1="9.806cm" svg:x2="11.43cm" svg:y2="9.806cm">
          <text:p/>
        </draw:line>
        <draw:line draw:style-name="gr28" draw:text-style-name="P3" draw:layer="layout" svg:x1="11.938cm" svg:y1="12.746cm" svg:x2="14.224cm" svg:y2="12.746cm">
          <text:p/>
        </draw:line>
        <draw:line draw:style-name="gr28" draw:text-style-name="P3" draw:layer="layout" svg:x1="14.224cm" svg:y1="13.508cm" svg:x2="11.938cm" svg:y2="13.508cm">
          <text:p/>
        </draw:line>
        <draw:custom-shape draw:style-name="gr29" draw:text-style-name="P14" draw:layer="layout" svg:width="10.414cm" svg:height="1.02cm" svg:x="11.938cm" svg:y="12.158cm">
          <text:p text:style-name="P1"><text:span text:style-name="T5">[value]=”myValue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11.938cm" svg:y="13cm">
          <text:p text:style-name="P1"><text:span text:style-name="T5">(click)=”save()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158cm">
          <text:p text:style-name="P1"><text:span text:style-name="T5">this.myValue=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0.414cm" svg:height="1.02cm" svg:x="4.064cm" svg:y="12.954cm">
          <text:p text:style-name="P1"><text:span text:style-name="T5">save(){...}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72cm" svg:height="1.016cm" svg:x="12.192cm" svg:y="19.812cm">
          <text:p text:style-name="P1"><text:span text:style-name="T2">Other modu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94cm" svg:y1="19.812cm" svg:x2="15.494cm" svg:y2="18.72cm">
          <text:p/>
        </draw:line>
        <draw:custom-shape draw:style-name="gr18" draw:text-style-name="P8" draw:layer="layout" svg:width="6.096cm" svg:height="2.794cm" svg:x="13.971cm" svg:y="5.334cm">
          <text:p text:style-name="P1"><text:span text:style-name="T2">.scss</text:span></text:p>
          <text:p text:style-name="P1"><text:span text:style-name="T2"/></text:p>
          <text:p text:style-name="P1"><text:span text:style-name="T2">STYLE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971cm" svg:y1="6.858cm" svg:x2="11.431cm" svg:y2="8.636cm">
          <text:p/>
        </draw:line>
        <draw:line draw:style-name="gr30" draw:text-style-name="P15" draw:layer="layout" svg:x1="11.176cm" svg:y1="2.032cm" svg:x2="11.176cm" svg:y2="4.318cm">
          <text:p/>
        </draw:line>
        <draw:custom-shape draw:style-name="gr4" draw:text-style-name="P13" draw:layer="layout" svg:width="3.048cm" svg:height="1.02cm" svg:x="9.652cm" svg:y="1.99cm">
          <text:p text:style-name="P1"><text:span text:style-name="T2">@ViewChi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3" draw:layer="layout" svg:width="20.266cm" svg:height="20.372cm" svg:x="3.867cm" svg:y="0.31cm">
          <draw:image xlink:href="Pictures/10000201000002FE00000302258BA716ED33E4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4" draw:text-style-name="P21" draw:layer="layout" svg:width="3.048cm" svg:height="1.02cm" svg:x="11.938cm" svg:y="9.14cm">
          <text:p text:style-name="P1"><text:span text:style-name="T1">ET AUSSI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1" draw:text-style-name="P2" draw:layer="layout" svg:width="4.064cm" svg:height="2.036cm" svg:x="10.922cm" svg:y="8.382cm">
          <text:p text:style-name="P1"><text:span text:style-name="T1">*ngIf</text:span></text:p>
          <text:p text:style-name="P1"><text:span text:style-name="T1">&amp;</text:span></text:p>
          <text:p text:style-name="P1"><text:span text:style-name="T1">pi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3" draw:layer="layout" svg:width="23.486cm" svg:height="4.527cm" svg:x="1.914cm" svg:y="7.411cm">
          <draw:image xlink:href="Pictures/1000020100000418000000CAAEA1507F99A17B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1" draw:text-style-name="P2" draw:layer="layout" svg:width="4.064cm" svg:height="2.036cm" svg:x="10.922cm" svg:y="8.382cm">
          <text:p text:style-name="P1"><text:span text:style-name="T1">*ngF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3" draw:layer="layout" svg:width="25.822cm" svg:height="3.253cm" svg:x="1.089cm" svg:y="8.869cm">
          <draw:image xlink:href="Pictures/10000201000003D00000007B701C45555E4F9D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" draw:text-style-name="P2" draw:layer="layout" svg:width="4.064cm" svg:height="2.036cm" svg:x="10.922cm" svg:y="8.382cm">
          <text:p text:style-name="P1"><text:span text:style-name="T1">Lifecycle Hoo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3" draw:layer="layout" svg:width="16.932cm" svg:height="17.805cm" svg:x="5.534cm" svg:y="1.593cm">
          <draw:image xlink:href="Pictures/1000020100000280000002A1920A8AB3DAA0121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" draw:text-style-name="P2" draw:layer="layout" svg:width="4.064cm" svg:height="2.036cm" svg:x="10.922cm" svg:y="8.382cm">
          <text:p text:style-name="P1"><text:span text:style-name="T1">Et les observables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43" draw:text-style-name="P23" draw:layer="layout" svg:width="7.635cm" svg:height="0.646cm" svg:x="8.89cm" svg:y="4.942cm">
          <draw:text-box>
            <text:p text:style-name="P22"><text:span text:style-name="T7"><text:a xlink:href="https://www.coursepixel.com/blogs/rxjs-basics" xlink:type="simple">https://www.coursepixel.com/blogs/rxjs-basics</text:a></text:span></text:p>
          </draw:text-box>
        </draw:frame>
        <draw:custom-shape draw:style-name="gr1" draw:text-style-name="P24" draw:layer="layout" svg:width="4.064cm" svg:height="2.036cm" svg:x="10.937cm" svg:y="2.794cm">
          <text:p text:style-name="P1"><text:span text:style-name="T8">Introdu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4.064cm" svg:height="2.036cm" svg:x="10.937cm" svg:y="6.346cm">
          <text:p text:style-name="P1"><text:span text:style-name="T8">Quelques opérateurs</text:span></text:p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3.626cm" svg:height="0.646cm" svg:x="11.121cm" svg:y="8.752cm">
          <draw:text-box>
            <text:p text:style-name="P22"><text:span text:style-name="T7"><text:a xlink:href="https://reactive.how/" xlink:type="simple">https://reactive.how/</text:a></text:span></text:p>
          </draw:text-box>
        </draw:frame>
        <draw:custom-shape draw:style-name="gr1" draw:text-style-name="P25" draw:layer="layout" svg:width="4.064cm" svg:height="2.036cm" svg:x="10.492cm" svg:y="13.208cm">
          <text:p text:style-name="P1"><text:span text:style-name="T8">API</text:span></text:p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6.018cm" svg:height="0.646cm" svg:x="9.476cm" svg:y="15.24cm">
          <draw:text-box>
            <text:p text:style-name="P22"><text:span text:style-name="T7"><text:a xlink:href="https://rxjs-dev.firebaseapp.com/api" xlink:type="simple">https://rxjs-dev.firebaseapp.com/api</text:a></text:span></text:p>
          </draw:text-box>
        </draw:frame>
        <draw:frame draw:style-name="gr43" draw:text-style-name="P23" draw:layer="layout" svg:width="12.432cm" svg:height="0.646cm" svg:x="7.126cm" svg:y="10.022cm">
          <draw:text-box>
            <text:p text:style-name="P22"><text:span text:style-name="T7"><text:a xlink:href="https://player.vimeo.com/video/239108249?title=0&amp;autopause=0&amp;autoplay=0" xlink:type="simple">https://player.vimeo.com/video/239108249?title=0&amp;autopause=0&amp;autoplay=0</text:a></text:span></text:p>
          </draw:text-box>
        </draw:frame>
        <draw:frame draw:style-name="gr43" draw:text-style-name="P23" draw:layer="layout" svg:width="12.432cm" svg:height="0.646cm" svg:x="7.112cm" svg:y="11.292cm">
          <draw:text-box>
            <text:p text:style-name="P22"><text:span text:style-name="T7"><text:a xlink:href="https://player.vimeo.com/video/240131697?title=0&amp;autopause=0&amp;autoplay=0" xlink:type="simple">https://player.vimeo.com/video/240131697?title=0&amp;autopause=0&amp;autoplay=0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11:36:25.515458606</meta:creation-date>
    <dc:date>2019-11-20T11:01:05.786205617</dc:date>
    <meta:editing-duration>PT5H5M25S</meta:editing-duration>
    <meta:editing-cycles>48</meta:editing-cycles>
    <meta:generator>LibreOffice/6.2.7.1$Linux_X86_64 LibreOffice_project/20$Build-1</meta:generator>
    <meta:document-statistic meta:object-count="619"/>
  </office:meta>
</office:document-meta>
</file>